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e0e1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58f0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4f61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465e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7adf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780b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6db3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b3dc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b807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b9e4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df70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e236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e9c3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eb4f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ec77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f057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15033" officeooo:paragraph-rsid="56b3dc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15033" officeooo:paragraph-rsid="56b807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15033" officeooo:paragraph-rsid="56b9e4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15033" officeooo:paragraph-rsid="56e59c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6823d" officeooo:paragraph-rsid="56b682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dc83e" officeooo:paragraph-rsid="56bdc8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dc83e" officeooo:paragraph-rsid="56c5f9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d96c74" officeooo:paragraph-rsid="56d96c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3e52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56411ce0" style:font-name-asian="標楷體1"/>
    </style:style>
    <style:style style:name="T4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150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" style:family="text">
      <style:text-properties officeooo:rsid="56b0874a"/>
    </style:style>
    <style:style style:name="T6" style:family="text">
      <style:text-properties style:font-name="標楷體1"/>
    </style:style>
    <style:style style:name="T7" style:family="text">
      <style:text-properties style:font-name="標楷體1" style:font-name-asian="標楷體1"/>
    </style:style>
    <style:style style:name="T8" style:family="text">
      <style:text-properties style:font-name="標楷體1" officeooo:rsid="56b0874a" style:font-name-asian="標楷體1"/>
    </style:style>
    <style:style style:name="T9" style:family="text">
      <style:text-properties style:font-name="標楷體1" officeooo:rsid="56b15033" style:font-name-asian="標楷體1"/>
    </style:style>
    <style:style style:name="T10" style:family="text">
      <style:text-properties style:font-name="標楷體1" officeooo:rsid="56b3dc2d" style:font-name-asian="標楷體1"/>
    </style:style>
    <style:style style:name="T11" style:family="text">
      <style:text-properties style:font-name="標楷體1" officeooo:rsid="56d5b76e" style:font-name-asian="標楷體1"/>
    </style:style>
    <style:style style:name="T12" style:family="text">
      <style:text-properties style:font-name="標楷體1" officeooo:rsid="56b0874a"/>
    </style:style>
    <style:style style:name="T13" style:family="text">
      <style:text-properties style:font-name="標楷體1" officeooo:rsid="56b3dc2d"/>
    </style:style>
    <style:style style:name="T14" style:family="text">
      <style:text-properties style:font-name="標楷體1" officeooo:rsid="56d42ef7"/>
    </style:style>
    <style:style style:name="T15" style:family="text">
      <style:text-properties style:font-name="標楷體1" officeooo:rsid="56d96c74"/>
    </style:style>
    <style:style style:name="T16" style:family="text">
      <style:text-properties style:font-name="標楷體1" fo:font-size="14pt" style:font-name-asian="標楷體1" style:font-size-asian="14pt" style:font-size-complex="14pt"/>
    </style:style>
    <style:style style:name="T17" style:family="text">
      <style:text-properties style:font-name="標楷體1" fo:font-size="15pt" style:font-name-asian="標楷體1" style:font-size-asian="15pt" style:font-size-complex="15pt"/>
    </style:style>
    <style:style style:name="T18" style:family="text">
      <style:text-properties style:font-name="標楷體1" fo:font-size="16pt" style:font-name-asian="標楷體1" style:font-size-asian="16pt" style:font-size-complex="16pt"/>
    </style:style>
    <style:style style:name="T19" style:family="text">
      <style:text-properties officeooo:rsid="56b15033"/>
    </style:style>
    <style:style style:name="T20" style:family="text">
      <style:text-properties officeooo:rsid="2b6f314a"/>
    </style:style>
    <style:style style:name="T21" style:family="text">
      <style:text-properties officeooo:rsid="56b76c31"/>
    </style:style>
    <style:style style:name="T22" style:family="text">
      <style:text-properties officeooo:rsid="56b76c31" style:font-name-asian="Arial1"/>
    </style:style>
    <style:style style:name="T23" style:family="text">
      <style:text-properties officeooo:rsid="56d5b76e"/>
    </style:style>
    <style:style style:name="T24" style:family="text">
      <style:text-properties fo:color="#010101" style:font-name="標楷體1" fo:font-size="14pt" style:font-name-asian="標楷體1" style:font-size-asian="14pt" style:font-size-complex="14pt"/>
    </style:style>
    <style:style style:name="T25" style:family="text">
      <style:text-properties fo:color="#010101" style:font-name="標楷體1" fo:font-size="16pt" style:font-name-asian="標楷體1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63734734" text:style-name="L1">
        <text:list-item>
          <text:p text:style-name="P1"><text:bookmark-start text:name="生命"/>生命<text:bookmark-end text:name="生命"/></text:p>
          <text:list>
            <text:list-item>
              <text:p text:style-name="P25">（生命 的 相關描述在 <text:span text:style-name="T1">新生之書</text:span>的 <text:span text:style-name="T1">_</text:span> 文件群的 <text:span text:style-name="T1">生命</text:span>）</text:p>
            </text:list-item>
            <text:list-item>
              <text:p text:style-name="P10">生命。</text:p>
              <text:list>
                <text:list-item>
                  <text:p text:style-name="P19">有 生命 <text:span text:style-name="T22">↔</text:span><text:span text:style-name="T21"> 有機率變化的 個體</text:span>。</text:p>
                  <text:list>
                    <text:list-item>
                      <text:p text:style-name="P16">變化 的 明顯例子，時間型變化、空間型變化、頻率型變化。<text:span text:style-name="T25">{、時空型變化、頻空型變化}</text:span></text:p>
                      <text:list>
                        <text:list-item>
                          <text:p text:style-name="P15">明顯例子，有機率時間型變化的 個體，有機率隨著 時間流逝 變化。</text:p>
                        </text:list-item>
                        <text:list-item>
                          <text:p text:style-name="P15">明顯例子，有機率空間型變化的 個體，有機率隨著 空間移動 變化。</text:p>
                        </text:list-item>
                        <text:list-item>
                          <text:p text:style-name="P15">明顯例子，有機率頻率型變化的 個體，有機率隨著 頻率改變 變化。</text:p>
                        </text:list-item>
                      </text:list>
                    </text:list-item>
                    <text:list-item>
                      <text:p text:style-name="P14">沒有個體。</text:p>
                      <text:list>
                        <text:list-item>
                          <text:p text:style-name="P14">沒有個體<text:span text:style-name="T2">(本身) (也)是 (一種)</text:span>個體。</text:p>
                        </text:list-item>
                        <text:list-item>
                          <text:p text:style-name="P12">沒有個體<text:span text:style-name="T2"> (也)是 </text:span><text:span text:style-name="T21">有機率變化的 個體</text:span>。</text:p>
                        </text:list-item>
                        <text:list-item>
                          <text:p text:style-name="P11">沒有個體<text:span text:style-name="T2"> (也)</text:span>擁有 生命。</text:p>
                        </text:list-item>
                      </text:list>
                    </text:list-item>
                  </text:list>
                </text:list-item>
                <text:list-item>
                  <text:p text:style-name="P10">沒有 生命<text:span text:style-name="T19"> </text:span><text:span text:style-name="T22">↔</text:span><text:span text:style-name="T21"> 無法變化的 個體</text:span>。</text:p>
                </text:list-item>
                <text:list-item>
                  <text:p text:style-name="P22">個體 <text:span text:style-name="T2">(都)</text:span>有機率 變化。</text:p>
                  <text:list>
                    <text:list-item>
                      <text:p text:style-name="P23">個體 <text:span text:style-name="T2">(都)</text:span>擁有 生命。</text:p>
                    </text:list-item>
                  </text:list>
                </text:list-item>
              </text:list>
            </text:list-item>
            <text:list-item>
              <text:p text:style-name="P1">生命。</text:p>
              <text:list>
                <text:list-item>
                  <text:p text:style-name="P2">生命 擁有 變化。</text:p>
                </text:list-item>
                <text:list-item>
                  <text:p text:style-name="P2">生命 擁有 處理。</text:p>
                  <text:list>
                    <text:list-item>
                      <text:p text:style-name="P2">處理 是（輸入、處理、輸出 的）處理。</text:p>
                    </text:list-item>
                  </text:list>
                </text:list-item>
                <text:list-item>
                  <text:p text:style-name="P1">生命 擁有 內在物質、內部機制。</text:p>
                  <text:list>
                    <text:list-item>
                      <text:p text:style-name="P1">內在物質 不是 內<text:span text:style-name="T2">在&lt;?2&gt;</text:span>個體。</text:p>
                    </text:list-item>
                    <text:list-item>
                      <text:p text:style-name="P1">內在物質 是 內<text:span text:style-name="T2">在&lt;?a&gt;個體</text:span>。</text:p>
                      <text:list>
                        <text:list-item>
                          <text:p text:style-name="P1">假定，該生命<text:span text:style-name="T2"> 是 某一特定&lt;?</text:span><text:span text:style-name="T3">a</text:span><text:span text:style-name="T2">&gt;個</text:span>體。</text:p>
                        </text:list-item>
                      </text:list>
                    </text:list-item>
                    <text:list-item>
                      <text:p text:style-name="P3">內部機制 是，讓 <text:span text:style-name="T2">(該生命的)</text:span>內在物質 出現（內部）交互作用，的 機制。</text:p>
                    </text:list-item>
                    <text:list-item>
                      <text:p text:style-name="P4">內部機制 是，<text:span text:style-name="T2">讓 (該生命的)內在物質、其</text:span>他個體 出現（介面）交互作用，的 機制。</text:p>
                      <text:list>
                        <text:list-item>
                          <text:p text:style-name="P4">介面 是 內部、外部 之間。</text:p>
                        </text:list-item>
                        <text:list-item>
                          <text:p text:style-name="P4">介面 是 該生命、外在環境 之間。</text:p>
                        </text:list-item>
                        <text:list-item>
                          <text:p text:style-name="P4">介面 是 內在物質、其他個體 之間。</text:p>
                        </text:list-item>
                      </text:list>
                    </text:list-item>
                  </text:list>
                </text:list-item>
                <text:list-item>
                  <text:p text:style-name="P4">沒有 交互作用 的 個體（仍然）有機率擁有 生命。</text:p>
                  <text:list>
                    <text:list-item>
                      <text:p text:style-name="P1">交互作用 是 該生命、其他個體 交互作用。</text:p>
                    </text:list-item>
                  </text:list>
                </text:list-item>
                <text:list-item>
                  <text:p text:style-name="P1">明顯例子，假定<text:span text:style-name="T2">，</text:span><text:span text:style-name="T8">a 只能是、絕對是、絕對等於</text:span><text:span text:style-name="T5"> 某一特定數值</text:span>。</text:p>
                  <text:list>
                    <text:list-item>
                      <text:p text:style-name="P1"><text:span text:style-name="T12">明顯例子，假定，a 只能是、絕對是、絕對等於 1。</text:span></text:p>
                    </text:list-item>
                    <text:list-item>
                      <text:p text:style-name="P1"><text:span text:style-name="T14">a 無法變化</text:span><text:span text:style-name="T12">。</text:span></text:p>
                      <text:list>
                        <text:list-item>
                          <text:p text:style-name="P1"><text:span text:style-name="T15">a 沒有 內部機制</text:span><text:span text:style-name="T12">。</text:span></text:p>
                        </text:list-item>
                      </text:list>
                    </text:list-item>
                    <text:list-item>
                      <text:p text:style-name="P1"><text:span text:style-name="T12">a </text:span><text:span text:style-name="T5">沒有 生命</text:span>。</text:p>
                      <text:list>
                        <text:list-item>
                          <text:p text:style-name="P9">沒有 生命<text:span text:style-name="T19"> </text:span><text:span text:style-name="T22">↔</text:span><text:span text:style-name="T21"> 無法變化的個體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">明顯例子，假定，<text:span text:style-name="T9">a 不是</text:span><text:span text:style-name="T19"> 某一特定數值。</text:span></text:p>
                  <text:list>
                    <text:list-item>
                      <text:p text:style-name="P1">明顯例子，<text:span text:style-name="T9">a = 1、-1、1、…</text:span>。</text:p>
                    </text:list-item>
                    <text:list-item>
                      <text:p text:style-name="P1"><text:span text:style-name="T11">a 能夠</text:span><text:span text:style-name="T23">變化</text:span>。</text:p>
                      <text:list>
                        <text:list-item>
                          <text:p text:style-name="P24"><text:span text:style-name="T2">a 有 </text:span>內部機制。</text:p>
                        </text:list-item>
                      </text:list>
                    </text:list-item>
                    <text:list-item>
                      <text:p text:style-name="P17"><text:span text:style-name="T6">a 擁有</text:span> 生命。</text:p>
                      <text:list>
                        <text:list-item>
                          <text:p text:style-name="P18">有 生命 <text:span text:style-name="T22">↔</text:span><text:span text:style-name="T21"> 有機率變化的 個體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">明顯例子，假定，<text:span text:style-name="T13">f(x)</text:span><text:span text:style-name="T9"> 不是</text:span><text:span text:style-name="T19"> 某一特定數值。</text:span></text:p>
                  <text:list>
                    <text:list-item>
                      <text:p text:style-name="P8">明顯例子<text:span text:style-name="T2">，</text:span><text:span text:style-name="T10">f(x)</text:span><text:span text:style-name="T9"> = </text:span><text:span text:style-name="T10">ax + b</text:span>。</text:p>
                      <text:list>
                        <text:list-item>
                          <text:p text:style-name="P21"><text:span text:style-name="T6">明顯例子，x </text:span>不是 某一特定數值。</text:p>
                        </text:list-item>
                        <text:list-item>
                          <text:p text:style-name="P21">明顯例子，<text:span text:style-name="T6">x = 1、2</text:span>。</text:p>
                        </text:list-item>
                      </text:list>
                    </text:list-item>
                    <text:list-item>
                      <text:p text:style-name="P17"><text:span text:style-name="T13">f(x)</text:span><text:span text:style-name="T6"> 擁有 </text:span>生命。</text:p>
                    </text:list-item>
                  </text:list>
                </text:list-item>
                <text:list-item>
                  <text:p text:style-name="P20"><text:span text:style-name="T20">生命</text:span> 有 <text:span text:style-name="T20">生命跡象</text:span> <text:span text:style-name="T22">↔</text:span><text:span text:style-name="T21"> 個體 </text:span>有 <text:span text:style-name="T21">變化跡象</text:span>。</text:p>
                </text:list-item>
              </text:list>
            </text:list-item>
            <text:list-item>
              <text:p text:style-name="P1">機制。</text:p>
              <text:list>
                <text:list-item>
                  <text:p text:style-name="P1">內部機制。</text:p>
                  <text:list>
                    <text:list-item>
                      <text:p text:style-name="P5">假定，<text:span text:style-name="T2">其</text:span>他個體 不是 內在物質。</text:p>
                    </text:list-item>
                    <text:list-item>
                      <text:p text:style-name="P6">內部機制 是，該生命 讓 內在物質 出現（內部）交互作用，的 機制。</text:p>
                    </text:list-item>
                    <text:list-item>
                      <text:p text:style-name="P7">內部機制 是，該生命 <text:span text:style-name="T2">讓 內在物質、其</text:span>他個體 出現（介面）交互作用，的 機制。</text:p>
                    </text:list-item>
                  </text:list>
                </text:list-item>
                <text:list-item>
                  <text:p text:style-name="P7">外部機制。</text:p>
                  <text:list>
                    <text:list-item>
                      <text:p text:style-name="P7">假定，第一個個體、第二個個體 不是 內在物質。</text:p>
                    </text:list-item>
                    <text:list-item>
                      <text:p text:style-name="P7">外部機制 是，該生命 <text:span text:style-name="T2">讓 第一個個體</text:span> 出現（內部）交互作用，的 機制。</text:p>
                    </text:list-item>
                    <text:list-item>
                      <text:p text:style-name="P7">外部機制 是，該生命 <text:span text:style-name="T2">讓 第一個個體、第二個</text:span>個體 出現（介面）交互作用，的 機制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8T13:44:01.342000000</dc:date>
    <meta:editing-duration>P27DT4H51M54S</meta:editing-duration>
    <meta:editing-cycles>20716</meta:editing-cycles>
    <meta:document-statistic meta:table-count="0" meta:image-count="0" meta:object-count="0" meta:page-count="1" meta:paragraph-count="57" meta:word-count="948" meta:character-count="1166" meta:non-whitespace-character-count="1025"/>
  </office:meta>
</office:document-meta>
</file>